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1.0in" fo:margin-right="0in" fo:text-indent="0in" style:auto-text-indent="false"/>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casi veinte años de experiencia en la industria. Me especialicé en el desarrollo de aplicaciones web y sistemas distribuidos. Desarrollé sitios web estáticos; aplicaciones clásicas request/response; aplicaciones frontend con componentes reactivos; diferentes tipos de APIs; servicios de infraestructura como job schedulers y single sign-ons; herramientas de análisis y procesamiento de datos como ETLs y scrapers; y sistemas biométricos, entre otras cosas. Trabajé con diferentes arquitecturas y modelos de aplicaciones como web services (SOAP), microservicios (REST), web sockets, request/response clásicos (MVC, streaming), procesamiento batch, y CLIs, entre otras. Usé e integré diferentes orígenes de datos.</text:p>
      <text:p text:style-name="Text_20_body">En desarrollo de backend, trabajé con varios stacks de frameworks en PHP, Java, Scala, Kotlin y NodeJS. Entre los problemas de backend que resolví, puedo mencionar autenticación (SAML, OIDC), manejo de sesiones, manejo de transacciones, acceso a datos con múltiples orígenes de datos, búsqueda de texto libre, gestión y compresión de recursos estáticos (JavaScript, CSS, imágenes, videos, etc.), soporte de múltiples idiomas, geolocalización, clusterización y procesamiento de datos, storage de contenido, seguridad de datos y aplicaciones, integración con servicios de terceros, integración de hardware biométrico, estrategias de escalabilidad y resiliencia, entre otras cosas.</text:p>
      <text:p text:style-name="Text_20_body">En desarrollo frontend, valoro más el diseño de arquitectura que el conocimiento específico de frameworks. Entre los problemas de arquitectura comunes que resolví puedo destacar el diseño de componentes reutilizables, la optimización de recursos en favor de la experiencia del usuario, el manejo de comunicación cross-domain, la personalización, el desarrollo progresivo y activación de features por usuario, el manejo y la persitencia de estado, soporte de idiomas, entre otras cosas. Algunos de los frameworks y utilidades que usé son Vue 2/3, React, charts.js, jQuery, y lessCSS. Use herramientas de build como webpack, vite, rollup and babel. Desarrollé tests funcionales utilizando cypress, puppetteer y playwright.</text:p>
      <text:p text:style-name="Text_20_body">Pienso que el trabajo en equipo y un proceso de desarrollo enfocado en la calidad son la clave para un software exitoso. Entre las buenas prácticas para garantizar la calidad del delivery mencionaría resolver problemas utilizando los patrone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1">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1">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1">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1">Tecnologías: GIT, Maven, Java EE, Hibernate, Spring MVC, </text:span><text:a xlink:type="simple" xlink:href="https://github.com/katari/Katari" office:name=""><text:span text:style-name="Definition"><text:span text:style-name="T1">Katari</text:span></text:span></text:a><text:span text:style-name="T1">, Elastic Search, Freemarker, Social APIs (Facebook, Twitter, Google Plus), jQuery UI, </text:span><text:a xlink:type="simple" xlink:href="https://github.com/MegafonWebLab/histone-javascript" office:name=""><text:span text:style-name="Definition"><text:span text:style-name="T1">Histone</text:span></text:span></text:a><text:span text:style-name="T1">, </text:span><text:a xlink:type="simple" xlink:href="https://en.wikipedia.org/wiki/OOCSS" office:name=""><text:span text:style-name="Definition"><text:span text:style-name="T1">OOCSS</text:span></text:span></text:a><text:span text:style-name="T1">,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1">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1">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1">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1">Tecnologías: Visual Basic, MS Access, </text:span><text:a xlink:type="simple" xlink:href="https://en.wikipedia.org/wiki/Nullsoft_Scriptable_Install_System" office:name=""><text:span text:style-name="Definition"><text:span text:style-name="T1">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1">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1">Tecnologías: Grunt, JavaScript (NodeJS), </text:span><text:a xlink:type="simple" xlink:href="https://github.com/cheeriojs/cheerio" office:name=""><text:span text:style-name="Definition"><text:span text:style-name="T1">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1">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1">Lic. en Antropología Social y Cultural</text:span></text:p>
        </text:list-item>
        <text:list-item>
          <text:p text:style-name="P5">E.N.E.T N°17 D.E. 20 (2001 - 2006) - <text:span text:style-name="T1">Técnico Electrónico</text:span></text:p>
        </text:list-item>
        <text:list-item>
          <text:p text:style-name="P5">Alfonsina Storni (Escuela Primaria)</text:p>
        </text:list-item>
      </text:list>
      <text:p text:style-name="Horizontal_20_Line"/>
      <text:h text:style-name="Heading_20_2" text:outline-level="2"><text:bookmark-start text:name="libros"/>Libros<text:bookmark-end text:name="libros"/></text:h>
      <text:p text:style-name="First_20_paragraph">La siguiente selección son libros que considero una parte fundamental de mi formación profesional. Algunos son como manuales, siempre vuelvo a consultarlos cuando necesito tomar decisiones informadas.</text:p>
      <text:p text:style-name="P7"><text:span text:style-name="T2">Martin Fowler</text:span>, <text:span text:style-name="T1">Patterns of Enterprise Application Architecture</text:span>, 2002.</text:p>
      <text:p text:style-name="P7">“<text:span text:style-name="T2">The Gang of Four</text:span>”, <text:span text:style-name="T1">Design Patterns: Elements of Reusable Object-Oriented Software</text:span>, Addison-Wesley, 1994.</text:p>
      <text:p text:style-name="P7"><text:span text:style-name="T2">Robert Martin</text:span>, <text:span text:style-name="T1">Clean Architecture: A Craftsman’s Guide to Software Structure and Design</text:span>, 2017.</text:p>
      <text:p text:style-name="P7"><text:span text:style-name="T2">Robert Martin</text:span>, <text:span text:style-name="T1">Clean Code: A Handbook of Agile Software Craftsmanship</text:span>, Pearson, 2008.</text:p>
      <text:p text:style-name="P7"><text:span text:style-name="T2">Steve McConnell</text:span>, <text:span text:style-name="T1">Code Complete: A Practical Handbook of Software Construction</text:span>, Microsoft Press, 2004.</text:p>
      <text:p text:style-name="P7"><text:span text:style-name="T2">Mary and Tom Poppendieck</text:span>, <text:span text:style-name="T1">Implementing Lean Software Development: From Concept to Cash</text:span>, Addison-Wesley, 2006.</text:p>
      <text:p text:style-name="P7"><text:span text:style-name="T2">Mary and Tom Poppendieck</text:span>, <text:span text:style-name="T1">Leading Lean Software Development: Results Are Not the Point</text:span>, Addison-Wesley, 2009.</text:p>
      <text:p text:style-name="P7"><text:span text:style-name="T2">M. van Steen and A.S. Tanenbaum</text:span>, <text:span text:style-name="T1">Distributed Systems</text:span>, distributed-systems.net, 2017.</text:p>
      <text:p text:style-name="P7"><text:span text:style-name="T2">A. Silberschatz, P. B. Galvin, G. Gagne</text:span>, <text:span text:style-name="T1">Operating System Concepts 10th edition</text:span>, Wiley, 2021.</text:p>
      <text:p text:style-name="P7"><text:span text:style-name="T2">Daniel Bovet (Author), Marco Cesati</text:span>, <text:span text:style-name="T1">Understanding the Linux Kernel 3rd edition</text:span>, O’Reilly Media, 2010.</text:p>
      <text:p text:style-name="P7"><text:span text:style-name="T2">Robert Love</text:span>, <text:span text:style-name="T1">Linux Kernel Development 3rd edition</text:span>, Addison-Wesley Professional, 2010.</text:p>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5T23:06:13Z</meta:creation-date>
    <dc:date>2024-01-05T23:06:13Z</dc:date>
    <meta:user-defined meta:name="job" meta:value-type="string">Desarrollador de software</meta:user-defined>
    <meta:user-defined meta:name="messages" meta:value-type="string"/>
  </office:meta>
</office:document-meta>
</file>